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Transformer.setup( SourceResolver resolver , Map objectModel , String src ,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axTransform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Transformer.isValidXSLTParameterName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Transform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axTransformer.end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x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Transformer.recyc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raxTransformer.setConsumer( XMLConsumer consum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axTransformer.getLogicSheetParameter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TraxTransformer.configure( Configuration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